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104.56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2" office:value-type="string" calcext:value-type="string">
            <text:p>Druckteil</text:p>
          </table:table-cell>
          <table:table-cell table:style-name="ce2" office:value-type="string" calcext:value-type="string">
            <text:p>Benötigt</text:p>
          </table:table-cell>
          <table:table-cell table:style-name="ce2" office:value-type="string" calcext:value-type="string">
            <text:p>Bereits gedruckt</text:p>
          </table:table-cell>
          <table:table-cell table:style-name="ce2" office:value-type="string" calcext:value-type="string">
            <text:p>Anmerkungen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Akkuhalterung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kkuhalterung 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kkustecker Halteru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nenraum Abdeckung Klappbar Links Hint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nenraum Abdeckung Klappbar Rechts Hint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nsen Halteru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netsensor Halteru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en Abstandshalter R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enschutz Links Hint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enschutz Rechts Hint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enschutz Rad Hint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enschutz Rad Link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enschutz Rad Recht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enschutz Vorn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F Halteru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F Halterungszusatz Link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F Halterungszusatz Recht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F Halterungszusatz Vorn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.00.0000</text:date>, <text:time style:data-style-name="N2" text:time-value="11:11:21.39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2:10:06.719420414</meta:creation-date>
    <dc:date>2019-07-30T11:19:24.097000000</dc:date>
    <meta:editing-duration>PT1H32M37S</meta:editing-duration>
    <meta:editing-cycles>8</meta:editing-cycles>
    <meta:generator>LibreOffice/6.1.3.2$Windows_X86_64 LibreOffice_project/86daf60bf00efa86ad547e59e09d6bb77c699acb</meta:generator>
    <meta:document-statistic meta:table-count="1" meta:cell-count="60" meta:object-count="0"/>
  </office:meta>
</office:document-meta>
</file>